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3389in" style:rel-column-width="13106*"/>
    </style:style>
    <style:style style:name="Table1.C" style:family="table-column">
      <style:table-column-properties style:column-width="1.3389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2fa8" officeooo:paragraph-rsid="001a2fa8"/>
    </style:style>
    <style:style style:name="P2" style:family="paragraph" style:parent-style-name="Standard">
      <style:text-properties officeooo:rsid="001a5772" officeooo:paragraph-rsid="001a5772"/>
    </style:style>
    <style:style style:name="P3" style:family="paragraph" style:parent-style-name="Standard">
      <style:text-properties officeooo:rsid="001a60f1" officeooo:paragraph-rsid="001a60f1"/>
    </style:style>
    <style:style style:name="P4" style:family="paragraph" style:parent-style-name="Standard">
      <style:text-properties officeooo:rsid="001c4e54" officeooo:paragraph-rsid="001c4e54"/>
    </style:style>
    <style:style style:name="P5" style:family="paragraph" style:parent-style-name="Standard">
      <style:text-properties style:text-underline-style="solid" style:text-underline-width="auto" style:text-underline-color="font-color" fo:font-weight="bold" officeooo:rsid="001c4e54" officeooo:paragraph-rsid="001c4e54" style:font-weight-asian="bold" style:font-weight-complex="bold"/>
    </style:style>
    <style:style style:name="P6" style:family="paragraph" style:parent-style-name="Standard">
      <style:text-properties officeooo:rsid="001e8af3" officeooo:paragraph-rsid="001e8af3"/>
    </style:style>
    <style:style style:name="P7" style:family="paragraph" style:parent-style-name="Standard">
      <style:text-properties officeooo:rsid="001fc23c" officeooo:paragraph-rsid="001fc23c"/>
    </style:style>
    <style:style style:name="P8" style:family="paragraph" style:parent-style-name="Standard">
      <style:text-properties officeooo:rsid="0025489c" officeooo:paragraph-rsid="0025489c"/>
    </style:style>
    <style:style style:name="P9" style:family="paragraph" style:parent-style-name="Standard">
      <style:text-properties officeooo:rsid="00287069" officeooo:paragraph-rsid="00287069"/>
    </style:style>
    <style:style style:name="P10" style:family="paragraph" style:parent-style-name="Text_20_body">
      <style:text-properties officeooo:rsid="001b9744" officeooo:paragraph-rsid="001b9744"/>
    </style:style>
    <style:style style:name="P11" style:family="paragraph" style:parent-style-name="Text_20_body">
      <style:text-properties fo:font-weight="bold" officeooo:rsid="001b9744" officeooo:paragraph-rsid="001b9744" style:font-weight-asian="bold" style:font-weight-complex="bold"/>
    </style:style>
    <style:style style:name="P12" style:family="paragraph" style:parent-style-name="Text_20_body">
      <style:text-properties officeooo:rsid="00282d61" officeooo:paragraph-rsid="00282d61"/>
    </style:style>
    <style:style style:name="P13" style:family="paragraph" style:parent-style-name="Text_20_body">
      <style:text-properties officeooo:rsid="00287069" officeooo:paragraph-rsid="00287069"/>
    </style:style>
    <style:style style:name="P14" style:family="paragraph" style:parent-style-name="Subtitle">
      <style:text-properties officeooo:rsid="001b9744" officeooo:paragraph-rsid="001b9744"/>
    </style:style>
    <style:style style:name="P15" style:family="paragraph" style:parent-style-name="Table_20_Contents">
      <style:text-properties officeooo:rsid="001e8af3" officeooo:paragraph-rsid="001e8af3"/>
    </style:style>
    <style:style style:name="P16" style:family="paragraph" style:parent-style-name="Table_20_Contents">
      <style:text-properties officeooo:rsid="001fc23c" officeooo:paragraph-rsid="001fc23c"/>
    </style:style>
    <style:style style:name="P17" style:family="paragraph" style:parent-style-name="Table_20_Contents">
      <style:text-properties officeooo:rsid="00217982" officeooo:paragraph-rsid="00217982"/>
    </style:style>
    <style:style style:name="P18" style:family="paragraph" style:parent-style-name="Table_20_Contents">
      <style:text-properties officeooo:rsid="0022b816" officeooo:paragraph-rsid="0022b816"/>
    </style:style>
    <style:style style:name="P19" style:family="paragraph" style:parent-style-name="Table_20_Contents">
      <style:text-properties officeooo:rsid="002410f0" officeooo:paragraph-rsid="002410f0"/>
    </style:style>
    <style:style style:name="P20" style:family="paragraph" style:parent-style-name="Table_20_Contents">
      <style:text-properties officeooo:rsid="002641bf" officeooo:paragraph-rsid="002641bf"/>
    </style:style>
    <style:style style:name="T1" style:family="text">
      <style:text-properties officeooo:rsid="001addb2"/>
    </style:style>
    <style:style style:name="T2" style:family="text">
      <style:text-properties officeooo:rsid="0025489c"/>
    </style:style>
    <style:style style:name="T3" style:family="text">
      <style:text-properties officeooo:rsid="002641bf"/>
    </style:style>
    <style:style style:name="T4" style:family="text">
      <style:text-properties officeooo:rsid="00268e3d"/>
    </style:style>
    <style:style style:name="T5" style:family="text">
      <style:text-properties officeooo:rsid="00281f4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ubtitle">Instruction Level Parallelism (ILP)</text:p>
      <text:p text:style-name="P1"/>
      <text:p text:style-name="P2">Nace hace mucho con lo que se llamaba la vectorizacion. </text:p>
      <text:p text:style-name="P2">Esto lo puede hacer el compilador si se lo pedimos, o OpenMP si agregamos en el pragma “single instruction multiple data (SIMD)”.</text:p>
      <text:p text:style-name="P2">Podemos dividir registros de 128 bits, y poner 4 variables de 32 bits. Operar sobre estas como si fueran variables distintas, aunque esten en un mismo registro. Este se divide en cuatro. Por ejemplo, no se arrastra el acarreo ya que se opera sobre las variables como si fuesen distintas. </text:p>
      <text:p text:style-name="P2">Las operaciones sobre estas variables que pertenecen a un mismo registro, se hacen en paralelo.</text:p>
      <text:p text:style-name="P2"/>
      <text:p text:style-name="P2"/>
      <text:p text:style-name="P2"/>
      <text:p text:style-name="P3">Bit Wise Operations:</text:p>
      <text:p text:style-name="P3">&lt;&lt; es lo mismo que hacer la <text:span text:style-name="T1">multiplicacion por dos.</text:span></text:p>
      <text:p text:style-name="P3">Ejemplos:</text:p>
      <text:p text:style-name="P3">1 &lt;&lt; 2 es 2^2</text:p>
      <text:p text:style-name="P3">1&lt;&lt;26 es 2^26</text:p>
      <text:p text:style-name="P3"/>
      <text:p text:style-name="P3">&gt;&gt; es lo mismo que hacer <text:span text:style-name="T1">la division por dos</text:span>.</text:p>
      <text:p text:style-name="P3"/>
      <text:p text:style-name="P5">Comandos Ubuntu:</text:p>
      <text:p text:style-name="P4">gcc -s (genera el assembler intermedio)</text:p>
      <text:p text:style-name="P4">diff (muestra las diferencias entre dos archivos)</text:p>
      <text:p text:style-name="P7">export NUM_THREADS X</text:p>
      <text:p text:style-name="P4"/>
      <table:table table:name="Table1" table:style-name="Table1">
        <table:table-column table:style-name="Table1.A" table:number-columns-repeated="2"/>
        <table:table-column table:style-name="Table1.C"/>
        <table:table-column table:style-name="Table1.A"/>
        <table:table-column table:style-name="Table1.C"/>
        <table:table-row>
          <table:table-cell table:style-name="Table1.A1" office:value-type="string">
            <text:p text:style-name="P15">Threads</text:p>
          </table:table-cell>
          <table:table-cell table:style-name="Table1.A1" office:value-type="string">
            <text:p text:style-name="P15">No optimizado (-O0) No SIMD</text:p>
          </table:table-cell>
          <table:table-cell table:style-name="Table1.A1" office:value-type="string">
            <text:p text:style-name="P15">No opt. Con simd</text:p>
          </table:table-cell>
          <table:table-cell table:style-name="Table1.A1" office:value-type="string">
            <text:p text:style-name="P15">Opt. (-O3) No simd</text:p>
          </table:table-cell>
          <table:table-cell table:style-name="Table1.E1" office:value-type="string">
            <text:p text:style-name="P15">Opt. SIMD</text:p>
          </table:table-cell>
        </table:table-row>
        <table:table-row>
          <table:table-cell table:style-name="Table1.A2" office:value-type="string">
            <text:p text:style-name="P15">1</text:p>
          </table:table-cell>
          <table:table-cell table:style-name="Table1.A2" office:value-type="string">
            <text:p text:style-name="P15">0.260</text:p>
          </table:table-cell>
          <table:table-cell table:style-name="Table1.A2" office:value-type="string">
            <text:p text:style-name="P15">0.250</text:p>
          </table:table-cell>
          <table:table-cell table:style-name="Table1.A2" office:value-type="string">
            <text:p text:style-name="P15">0.119</text:p>
          </table:table-cell>
          <table:table-cell table:style-name="Table1.E2" office:value-type="string">
            <text:p text:style-name="P15">0.097</text:p>
          </table:table-cell>
        </table:table-row>
        <table:table-row>
          <table:table-cell table:style-name="Table1.A2" office:value-type="string">
            <text:p text:style-name="P16">2</text:p>
          </table:table-cell>
          <table:table-cell table:style-name="Table1.A2" office:value-type="string">
            <text:p text:style-name="P16">0.128</text:p>
          </table:table-cell>
          <table:table-cell table:style-name="Table1.A2" office:value-type="string">
            <text:p text:style-name="P16">0.126</text:p>
          </table:table-cell>
          <table:table-cell table:style-name="Table1.A2" office:value-type="string">
            <text:p text:style-name="P17">0.071</text:p>
          </table:table-cell>
          <table:table-cell table:style-name="Table1.E2" office:value-type="string">
            <text:p text:style-name="P17">0.058</text:p>
          </table:table-cell>
        </table:table-row>
        <table:table-row>
          <table:table-cell table:style-name="Table1.A2" office:value-type="string">
            <text:p text:style-name="P18">4</text:p>
          </table:table-cell>
          <table:table-cell table:style-name="Table1.A2" office:value-type="string">
            <text:p text:style-name="P18">0.066</text:p>
          </table:table-cell>
          <table:table-cell table:style-name="Table1.A2" office:value-type="string">
            <text:p text:style-name="P18">0.064</text:p>
          </table:table-cell>
          <table:table-cell table:style-name="Table1.A2" office:value-type="string">
            <text:p text:style-name="P18">0.048</text:p>
          </table:table-cell>
          <table:table-cell table:style-name="Table1.E2" office:value-type="string">
            <text:p text:style-name="P18">0.047</text:p>
          </table:table-cell>
        </table:table-row>
        <table:table-row>
          <table:table-cell table:style-name="Table1.A2" office:value-type="string">
            <text:p text:style-name="P18">8</text:p>
          </table:table-cell>
          <table:table-cell table:style-name="Table1.A2" office:value-type="string">
            <text:p text:style-name="P18">0.046</text:p>
          </table:table-cell>
          <table:table-cell table:style-name="Table1.A2" office:value-type="string">
            <text:p text:style-name="P19">0.046</text:p>
          </table:table-cell>
          <table:table-cell table:style-name="Table1.A2" office:value-type="string">
            <text:p text:style-name="P19">0.0458</text:p>
          </table:table-cell>
          <table:table-cell table:style-name="Table1.E2" office:value-type="string">
            <text:p text:style-name="P19">0.0454</text:p>
          </table:table-cell>
        </table:table-row>
        <table:table-row>
          <table:table-cell table:style-name="Table1.A2" office:value-type="string">
            <text:p text:style-name="P20">Speedup</text:p>
          </table:table-cell>
          <table:table-cell table:style-name="Table1.A2" office:value-type="string">
            <text:p text:style-name="P20">5.6</text:p>
          </table:table-cell>
          <table:table-cell table:style-name="Table1.A2" office:value-type="string">
            <text:p text:style-name="P19"/>
          </table:table-cell>
          <table:table-cell table:style-name="Table1.A2" office:value-type="string">
            <text:p text:style-name="P20">2.64</text:p>
          </table:table-cell>
          <table:table-cell table:style-name="Table1.E2" office:value-type="string">
            <text:p text:style-name="P20">2.15</text:p>
          </table:table-cell>
        </table:table-row>
      </table:table>
      <text:p text:style-name="P4"/>
      <text:p text:style-name="P6">Solo usamos los recursos del microprocesador y del compilador <text:span text:style-name="T2">(-O3 y SIMD)</text:span>.</text:p>
      <text:p text:style-name="P8"/>
      <text:p text:style-name="P8">Cuando usamos l<text:span text:style-name="T4">o</text:span>s flags optimos de ejecucion (-O3 y SIMD), el programa es mas eficiente, pero escala menos. El trabajar con mas hilos no genera gran ventaja, <text:span text:style-name="T5">como cuando no esta optimizado.</text:span></text:p>
      <text:p text:style-name="P6"/>
      <text:p text:style-name="P9">SSE y AVX se pueden ver en los flags al ejecutar “cat /proc/cpuinfo”</text:p>
      <text:p text:style-name="P14">Fuentes</text:p>
      <text:p text:style-name="P11">OpenMP:</text:p>
      <text:p text:style-name="P10"><text:a xlink:type="simple" xlink:href="https://stackoverflow.com/questions/14674049/parallel-for-vs-omp-simd-when-to-use-each">https://stackoverflow.com/questions/14674049/parallel-for-vs-omp-simd-when-to-use-each</text:a></text:p>
      <text:p text:style-name="P12"><text:a xlink:type="simple" xlink:href="https://es.wikipedia.org/wiki/SSE">https://es.wikipedia.org/wiki/SSE</text:a></text:p>
      <text:p text:style-name="P13"><text:a xlink:type="simple" xlink:href="https://es.wikipedia.org/wiki/Extensiones_Vectoriales_Avanzadas">https://es.wikipedia.org/wiki/Extensiones_Vectoriales_Avanzadas</text:a></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5T15:26:57.587115252</meta:creation-date>
    <dc:date>2017-10-05T16:08:40.142258259</dc:date>
    <meta:editing-duration>PT40M57S</meta:editing-duration>
    <meta:editing-cycles>18</meta:editing-cycles>
    <meta:generator>LibreOffice/4.2.8.2$Linux_X86_64 LibreOffice_project/420m0$Build-2</meta:generator>
    <meta:document-statistic meta:table-count="1" meta:image-count="0" meta:object-count="0" meta:page-count="1" meta:paragraph-count="52" meta:word-count="253" meta:character-count="1587" meta:non-whitespace-character-count="1384"/>
  </office:meta>
</office:document-meta>
</file>